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style:font-size-asian="12pt" style:font-size-complex="12pt"/>
    </style:style>
    <style:style style:name="P3" style:family="paragraph" style:parent-style-name="Text_20_body">
      <style:paragraph-properties fo:margin-left="0in" fo:margin-right="0in" fo:orphans="2" fo:widows="2" fo:text-indent="0in" style:auto-text-indent="false"/>
      <style:text-properties style:font-name="Arial" fo:font-size="12pt" style:font-size-asian="12pt" style:font-size-complex="12pt"/>
    </style:style>
    <style:style style:name="T1" style:family="text">
      <style:text-properties fo:font-style="normal" fo:font-weight="normal"/>
    </style:style>
    <style:style style:name="T2" style:family="text">
      <style:text-properties style:font-name="Libre Franklin" fo:font-style="normal" fo:font-weight="normal"/>
    </style:style>
    <style:style style:name="T3" style:family="text">
      <style:text-properties style:font-name="Libre Franklin" fo:font-size="9.5pt" fo:font-style="normal" fo:font-weight="normal"/>
    </style:style>
    <style:style style:name="T4" style:family="text">
      <style:text-properties style:font-name="Arial"/>
    </style:style>
    <style:style style:name="T5" style:family="text">
      <style:text-properties fo:font-variant="normal" fo:text-transform="none" fo:color="#000000" fo:letter-spacing="normal" fo:font-style="normal" fo:font-weight="normal"/>
    </style:style>
  </office:automatic-styles>
  <office:body>
    <office:text>
      <text:tracked-changes text:track-changes="false">
        <text:changed-region xml:id="ct2530038595376" text:id="ct2530038595376">
          <text:insertion>
            <office:change-info>
              <dc:creator>Unknown Author</dc:creator>
              <dc:date>2023-11-25T07:58:27.786000000</dc:date>
            </office:change-info>
          </text:insertion>
        </text:changed-region>
        <text:changed-region xml:id="ct2530038595856" text:id="ct2530038595856">
          <text:deletion>
            <office:change-info>
              <dc:creator>Unknown Author</dc:creator>
              <dc:date>2023-11-25T07:58:27.786000000</dc:date>
            </office:change-info>
            <text:p text:style-name="P1"><text:span text:style-name="T4">&lt;YEAR&gt; &lt;COPYRIGHT HOLDER&gt;</text:span></text:p>
          </text:deletion>
        </text:changed-region>
        <text:changed-region xml:id="ct2530038593696" text:id="ct2530038593696">
          <text:insertion>
            <office:change-info>
              <dc:creator>Unknown Author</dc:creator>
              <dc:date>2023-11-25T07:58:27.786000000</dc:date>
            </office:change-info>
          </text:insertion>
        </text:changed-region>
        <text:changed-region xml:id="ct2530038592736" text:id="ct2530038592736">
          <text:deletion>
            <office:change-info>
              <dc:creator>Unknown Author</dc:creator>
              <dc:date>2023-11-25T07:58:27.786000000</dc:date>
            </office:change-info>
            <text:p text:style-name="P1"><text:span text:style-name="T4">3. Neither the name of the copyright holder nor the names of its contributors may </text:span></text:p>
          </text:deletion>
        </text:changed-region>
        <text:changed-region xml:id="ct2530038592256" text:id="ct2530038592256">
          <text:deletion>
            <office:change-info>
              <dc:creator>Unknown Author</dc:creator>
              <dc:date>2023-11-25T07:58:27.786000000</dc:date>
            </office:change-info>
            <text:p text:style-name="P1"><text:span text:style-name="T4">specific </text:span></text:p>
          </text:deletion>
        </text:changed-region>
        <text:changed-region xml:id="ct2530038594416" text:id="ct2530038594416">
          <text:insertion>
            <office:change-info>
              <dc:creator>Unknown Author</dc:creator>
              <dc:date>2023-11-25T07:58:27.786000000</dc:date>
            </office:change-info>
          </text:insertion>
        </text:changed-region>
        <text:changed-region xml:id="ct2530038595136" text:id="ct2530038595136">
          <text:insertion>
            <office:change-info>
              <dc:creator>Unknown Author</dc:creator>
              <dc:date>2023-11-25T07:58:27.786000000</dc:date>
            </office:change-info>
          </text:insertion>
        </text:changed-region>
        <text:changed-region xml:id="ct2530038592976" text:id="ct2530038592976">
          <text:deletion>
            <office:change-info>
              <dc:creator>Unknown Author</dc:creator>
              <dc:date>2023-11-25T07:58:27.786000000</dc:date>
            </office:change-info>
            <text:p text:style-name="P1"><text:span text:style-name="T4">BY THE COPYRIGHT HOLDERS AND CONTRIBUTORS </text:span></text:p>
          </text:deletion>
        </text:changed-region>
        <text:changed-region xml:id="ct2530055343152" text:id="ct2530055343152">
          <text:insertion>
            <office:change-info>
              <dc:creator>Unknown Author</dc:creator>
              <dc:date>2023-11-25T07:58:27.786000000</dc:date>
            </office:change-info>
          </text:insertion>
        </text:changed-region>
        <text:changed-region xml:id="ct2530038594176" text:id="ct2530038594176">
          <text:deletion>
            <office:change-info>
              <dc:creator>Unknown Author</dc:creator>
              <dc:date>2023-11-25T07:58:27.786000000</dc:date>
            </office:change-info>
            <text:p text:style-name="P1"><text:span text:style-name="T4">EXPRESS</text:span></text:p>
          </text:deletion>
        </text:changed-region>
        <text:changed-region xml:id="ct2530055345072" text:id="ct2530055345072">
          <text:insertion>
            <office:change-info>
              <dc:creator>Unknown Author</dc:creator>
              <dc:date>2023-11-25T07:58:27.786000000</dc:date>
            </office:change-info>
          </text:insertion>
        </text:changed-region>
        <text:changed-region xml:id="ct2530038594656" text:id="ct2530038594656">
          <text:deletion>
            <office:change-info>
              <dc:creator>Unknown Author</dc:creator>
              <dc:date>2023-11-25T07:58:27.786000000</dc:date>
            </office:change-info>
            <text:p text:style-name="P1"><text:span text:style-name="T4">COPYRIGHT HOLDER OR</text:span></text:p>
          </text:deletion>
        </text:changed-region>
        <text:changed-region xml:id="ct2530055342672" text:id="ct2530055342672">
          <text:insertion>
            <office:change-info>
              <dc:creator>Unknown Author</dc:creator>
              <dc:date>2023-11-25T07:58:27.786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yright <text:change-start text:change-id="ct2530038595376"/>(c) 2000 The Apache Software Foundation. All rights reserved.<text:change-end text:change-id="ct2530038595376"/><text:change text:change-id="ct2530038595856"/></text:p>
      <text:p text:style-name="P1">Redistribution and use in source and binary forms, with or without modification, are permitted provided that the following conditions are met:</text:p>
      <text:p text:style-name="P1">1. Redistributions of source code must retain the above copyright notice, this list of conditions and the following disclaimer.</text:p>
      <text:p text:style-name="P1">2. Redistributions in binary form must reproduce the above copyright notice, this list of conditions and the following disclaimer in the documentation and/or other materials provided with the distribution.</text:p>
      <text:p text:style-name="P1"><text:change-start text:change-id="ct2530038593696"/>3. The end-user documentation included with the redistribution, if any, must include the following acknowledgment:</text:p>
      <text:p text:style-name="P2">“<text:span text:style-name="T1">This product includes software developed by the Apache Software Foundation (http://www.apache.org/).”</text:span></text:p>
      <text:p text:style-name="P1">Alternately, this acknowledgment may appear in the software itself, if and wherever such third-party acknowledgments normally appear.</text:p>
      <text:p text:style-name="P1">4. The names “Apache” and “Apache Software Foundation” must not <text:change-end text:change-id="ct2530038593696"/><text:change text:change-id="ct2530038592736"/>be used to endorse or promote products derived from this software without <text:change text:change-id="ct2530038592256"/>prior written permission<text:change-start text:change-id="ct2530038594416"/>. For written permission, please contact apache@apache.org<text:change-end text:change-id="ct2530038594416"/>.</text:p>
      <text:p text:style-name="P1"><text:change-start text:change-id="ct2530038595136"/>5. Products derived from this software may not be called “Apache”, nor may “Apache” appear in their name, without prior written permission of the Apache Software Foundation.</text:p>
      <text:p text:style-name="P1"><text:change-end text:change-id="ct2530038595136"/>THIS SOFTWARE IS PROVIDED <text:change text:change-id="ct2530038592976"/>“AS IS” AND ANY <text:change-start text:change-id="ct2530055343152"/>EXPRESSED<text:change-end text:change-id="ct2530055343152"/><text:change text:change-id="ct2530038594176"/> OR IMPLIED WARRANTIES, INCLUDING, BUT NOT LIMITED TO, THE IMPLIED WARRANTIES OF MERCHANTABILITY AND FITNESS FOR A PARTICULAR PURPOSE ARE DISCLAIMED. IN NO EVENT SHALL THE <text:change-start text:change-id="ct2530055345072"/>APACHE SOFTWARE FOUNDATION OR ITS<text:change-end text:change-id="ct2530055345072"/><text:change text:change-id="ct2530038594656"/>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text:change-start text:change-id="ct2530055342672"/>This software consists of voluntary contributions made by many individuals on behalf of the Apache Software Foundation. For more information on the Apache Software Foundation, please see &lt;http://www.apache.org/&gt;.</text:p>
      <text:p text:style-name="P3"><text:span text:style-name="T5">Portions of this software are based upon public domain software originally written at the National Center for Supercomputing Applications, University of Illinois, Urbana-Champaign.</text:span><text:change-end text:change-id="ct253005534267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5T07:57:08.894000000</meta:creation-date>
    <dc:date>2023-11-25T08:01:24.992000000</dc:date>
    <meta:editing-duration>PT4M17S</meta:editing-duration>
    <meta:editing-cycles>2</meta:editing-cycles>
    <meta:generator>LibreOffice/6.3.4.2$Windows_X86_64 LibreOffice_project/60da17e045e08f1793c57c00ba83cdfce946d0aa</meta:generator>
    <meta:document-statistic meta:table-count="0" meta:image-count="0" meta:object-count="0" meta:page-count="1" meta:paragraph-count="12" meta:word-count="343" meta:character-count="2409" meta:non-whitespace-character-count="2078"/>
  </office:meta>
</office:document-meta>
</file>